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6pt" fo:font-weight="normal" officeooo:paragraph-rsid="000b6d1a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6pt" fo:font-weight="normal" officeooo:paragraph-rsid="000e6217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公司管理系统项目总结</text:p>
      <text:p text:style-name="P1"/>
      <text:p text:style-name="P2"><text:tab/>2015年6月15日下午，匆匆从黄山来到上海上嵌基地，上嵌为我们准备了可口的饭菜，可是天公似乎不做美，当我们吃过时，下起了很大的雨。这时时间已经不早了，所以大家都带着行李冒着雨赶去上嵌给我们准备好的宿舍。一身湿透的我们怀着激动的心情来到了宿舍，可宿舍的环境让很多人都感到不满意。经过一番艰难的抉择，一些人选择重新找房子，一些人则在宿舍安心的住了下来。</text:p>
      <text:p text:style-name="P4"><text:tab/>第二天，我们正式上课，开始C语言项目-公司管理系统的设计，起初，感觉这个项目好难，脑子里一点想法都没有，甚至不知道从何下手，于是在网上浏览了一些公司职工管理系统的案例，然后自己一点点的下手，后来才慢慢有了思路。 在项目设计的过程中遇到了很多问题，一些问题是因为自己的编程经验不足造成的，一卡就卡好长时间，还有一些是技术性的问题，自己没有掌握好，不过经过思考和同学的帮助都得到了解决。后来遇到的问题多了，解决的问题多了，一部分以前无法独自处理的问题，慢慢的自己也能独立解决。在项目设计过程中，我也学到了一些能够更好的帮助我们的方法和感悟，比如修改代码之前要对自己之前做的项目进行备份，以免在修改出了问题后也忘记之前的内容；还有自学能力是非常重要的，要养成独立思考的习惯；细心、耐心可以给我们节约很多时间；在学习的过程中要学会和同学交流，向老师请教等等。<text:line-break/><text:tab/>这一阶段的学习虽然有一些不尽人意的地方，但是这次项目设计，学习和感悟都很多，在以后的日子里要加油再加油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9:15:49.648529785</meta:creation-date>
    <dc:date>2015-06-23T20:40:52.178044282</dc:date>
    <meta:editing-duration>PT53M40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607" meta:character-count="616" meta:non-whitespace-character-count="611"/>
  </office:meta>
</office:document-meta>
</file>